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06b77" officeooo:paragraph-rsid="00006b77"/>
    </style:style>
    <style:style style:name="P2" style:family="paragraph" style:parent-style-name="Subtitle">
      <style:text-properties officeooo:rsid="00006b77" officeooo:paragraph-rsid="00006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онсоры</text:p>
      <text:p text:style-name="P1">Спонсорами этого мероприятия стали компании Mad Devs и Irokez. Если вы хотите стать спонсором звоните и пишите нам. </text:p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6:32:55.835164933</meta:creation-date>
    <dc:date>2019-09-20T16:37:25.245835996</dc:date>
    <meta:editing-duration>PT4M30S</meta:editing-duration>
    <meta:editing-cycles>1</meta:editing-cycles>
    <meta:document-statistic meta:table-count="0" meta:image-count="0" meta:object-count="0" meta:page-count="1" meta:paragraph-count="2" meta:word-count="19" meta:character-count="124" meta:non-whitespace-character-count="106"/>
    <meta:generator>LibreOffice/6.0.7.3$Linux_X86_64 LibreOffice_project/00m0$Build-3</meta:generator>
  </office:meta>
</office:document-meta>
</file>